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">
      <style:graphic-properties/>
    </style:style>
    <style:style style:family="graphic" style:name="a14" style:parent-style-name="Graphics">
      <style:graphic-properties draw:fill="none" draw:stroke="non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">
      <style:graphic-properties draw:fill="none" draw:stroke="none"/>
    </style:style>
    <style:style style:family="drawing-page" style:name="a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">
      <style:graphic-properties/>
    </style:style>
    <style:style style:family="graphic" style:name="a6" style:parent-style-name="Graphics">
      <style:graphic-properties draw:fill="none" draw:stroke="none"/>
    </style:style>
    <style:style style:family="presentation" style:name="a7">
      <style:graphic-properties draw:fill="none" draw:stroke="non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 1" draw:style-name="a4" draw:master-page-name="Master1-Layout1-cust-DEFAULT" presentation:presentation-page-layout-name="Master1-PPL1" draw:id="Slide-256">
        <draw:frame draw:id="id0" draw:style-name="a5" draw:name="Chart 0" svg:x="1in" svg:y="1in" svg:width="8in" svg:height="4in" style:rel-width="scale" style:rel-height="scale">
          <draw:object xlink:href="Object 1/" xlink:type="simple" xlink:show="embed" xlink:actuate="onLoad"/>
          <svg:title/>
          <svg:desc/>
        </draw:frame>
        <draw:frame draw:id="id1" draw:style-name="a6" draw:name="图片 3" svg:x="6.71528in" svg:y="0.76042in" svg:width="2.18055in" svg:height="1.63542in" style:rel-width="scale" style:rel-height="scale">
          <draw:image xlink:href="media/image1.gif" xlink:type="simple" xlink:show="embed" xlink:actuate="onLoad"/>
          <svg:title/>
          <svg:desc/>
        </draw:frame>
        <presentation:notes draw:style-name="a11">
          <draw:page-thumbnail draw:page-number="1" svg:x="0in" svg:y="0in" svg:width="0in" svg:height="0in" presentation:class="page" draw:id="id2" presentation:style-name="a7" draw:name="Slide Image Placeholder 1">
            <svg:title/>
            <svg:desc/>
          </draw:page-thumbnail>
          <draw:frame draw:id="id3" presentation:style-name="a10" draw:name="Notes Placeholder 2" svg:x="0in" svg:y="0in" svg:width="0in" svg:height="0in" presentation:class="notes" presentation:placeholder="false">
            <draw:text-box>
              <text:p text:style-name="a9" text:class-names="" text:cond-style-name=""><text:span text:style-name="a8" text:class-names="">This is my favorite slide!</text:span></text:p>
            </draw:text-box>
            <svg:title/>
            <svg:desc/>
          </draw:frame>
        </presentation:notes>
      </draw:page>
      <draw:page draw:name="Slide2" draw:style-name="a12" draw:master-page-name="Master1-Layout1-cust-DEFAULT" presentation:presentation-page-layout-name="Master1-PPL1" draw:id="Slide-257">
        <draw:frame draw:id="id4" draw:style-name="a13" draw:name="Chart 0" svg:x="1in" svg:y="1in" svg:width="8in" svg:height="4in" style:rel-width="scale" style:rel-height="scale">
          <draw:object xlink:href="Object 2/" xlink:type="simple" xlink:show="embed" xlink:actuate="onLoad"/>
          <svg:title/>
          <svg:desc/>
        </draw:frame>
        <draw:frame draw:id="id5" draw:style-name="a14" draw:name="图片 3" svg:x="6.71528in" svg:y="0.76042in" svg:width="2.18055in" svg:height="1.63542in" style:rel-width="scale" style:rel-height="scale">
          <draw:image xlink:href="media/image1.gif" xlink:type="simple" xlink:show="embed" xlink:actuate="onLoad"/>
          <svg:title/>
          <svg:desc/>
        </draw:frame>
        <draw:custom-shape svg:x="1.36716in" svg:y="0.35651in" svg:width="2.20318in" svg:height="0.40391in" draw:id="id6" draw:style-name="a18" draw:name="矩形 2">
          <svg:title/>
          <svg:desc/>
          <text:p text:style-name="a17" text:class-names="" text:cond-style-name=""><text:span text:style-name="a15" text:class-names="">view.officeapps.live</text:span><text:span text:style-name="a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">
          <draw:page-thumbnail draw:page-number="2" svg:x="0in" svg:y="0in" svg:width="0in" svg:height="0in" presentation:class="page" draw:id="id7" presentation:style-name="a19" draw:name="Slide Image Placeholder 1">
            <svg:title/>
            <svg:desc/>
          </draw:page-thumbnail>
          <draw:frame draw:id="id8" presentation:style-name="a22" draw:name="Notes Placeholder 2" svg:x="0in" svg:y="0in" svg:width="0in" svg:height="0in" presentation:class="notes" presentation:placeholder="false">
            <draw:text-box>
              <text:p text:style-name="a21" text:class-names="" text:cond-style-name=""><text:span text:style-name="a20" text:class-names="">This is my favorite slide!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EFAUL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5.625in" fo:page-height="10in" style:print-orientation="portrait" style:register-truth-ref-style-name=""/>
    </style:page-layout>
    <style:page-layout style:name="pageLayout3">
      <style:page-layout-properties fo:page-width="5.62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1"/>
    </style:master-page>
    <style:master-page style:name="Master1-Layout1-cust-DEFAULT" style:page-layout-name="pageLayout1" draw:style-name="a2">
      <presentation:notes style:page-layout-name="pageLayout2" draw:style-name="a3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ptxGenJS Presentation</dc:title>
    <dc:subject>PptxGenJS Presentation</dc:subject>
    <meta:initial-creator>PptxGenJS</meta:initial-creator>
    <dc:creator>Administrator</dc:creator>
    <meta:creation-date>2022-05-19T03:50:52Z</meta:creation-date>
    <dc:date>2022-05-23T02:59:23Z</dc:date>
    <meta:editing-cycles>4</meta:editing-cycles>
    <meta:editing-duration>PT17S</meta:editing-duration>
    <meta:document-statistic meta:paragraph-count="5" meta:word-count="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389in" svg:stroke-color="#888888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stacked="false" chart:percentage="false" chart:include-hidden-cells="false" chart:treat-empty-cells="ignor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2778in" svg:stroke-color="#c0504d" svg:stroke-opacity="100%" draw:stroke-linejoin="round" svg:stroke-linecap="butt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2778in" svg:stroke-color="#4f81bd" svg:stroke-opacity="100%" draw:stroke-linejoin="round" svg:stroke-linecap="butt"/>
    </style:style>
  </office:automatic-styles>
  <office:body>
    <office:chart>
      <chart:chart chart:class="chart:line" svg:height="288.0pt" svg:width="576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ctual Sales</text:p>
              </table:table-cell>
              <table:table-cell office:value-type="string">
                <text:p>Projected Sales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1500"/>
            <table:table-cell office:value-type="float" office:value="1000"/>
          </table:table-row>
          <table:table-row>
            <table:table-cell office:value-type="string">
              <text:p>Feb</text:p>
            </table:table-cell>
            <table:table-cell office:value-type="float" office:value="4600"/>
            <table:table-cell office:value-type="float" office:value="2600"/>
          </table:table-row>
          <table:table-row>
            <table:table-cell office:value-type="string">
              <text:p>Mar</text:p>
            </table:table-cell>
            <table:table-cell office:value-type="float" office:value="5156"/>
            <table:table-cell office:value-type="float" office:value="3456"/>
          </table:table-row>
          <table:table-row>
            <table:table-cell office:value-type="string">
              <text:p>Apr</text:p>
            </table:table-cell>
            <table:table-cell office:value-type="float" office:value="3167"/>
            <table:table-cell office:value-type="float" office:value="4567"/>
          </table:table-row>
          <table:table-row>
            <table:table-cell office:value-type="string">
              <text:p>May</text:p>
            </table:table-cell>
            <table:table-cell office:value-type="float" office:value="8510"/>
            <table:table-cell office:value-type="float" office:value="5010"/>
          </table:table-row>
          <table:table-row>
            <table:table-cell office:value-type="string">
              <text:p>Jun</text:p>
            </table:table-cell>
            <table:table-cell office:value-type="float" office:value="8009"/>
            <table:table-cell office:value-type="float" office:value="6009"/>
          </table:table-row>
          <table:table-row>
            <table:table-cell office:value-type="string">
              <text:p>Jul</text:p>
            </table:table-cell>
            <table:table-cell office:value-type="float" office:value="6006"/>
            <table:table-cell office:value-type="float" office:value="7006"/>
          </table:table-row>
          <table:table-row>
            <table:table-cell office:value-type="string">
              <text:p>Aug</text:p>
            </table:table-cell>
            <table:table-cell office:value-type="float" office:value="7855"/>
            <table:table-cell office:value-type="float" office:value="8855"/>
          </table:table-row>
          <table:table-row>
            <table:table-cell office:value-type="string">
              <text:p>Sep</text:p>
            </table:table-cell>
            <table:table-cell office:value-type="float" office:value="12102"/>
            <table:table-cell office:value-type="float" office:value="9102"/>
          </table:table-row>
          <table:table-row>
            <table:table-cell office:value-type="string">
              <text:p>Oct</text:p>
            </table:table-cell>
            <table:table-cell office:value-type="float" office:value="12789"/>
            <table:table-cell office:value-type="float" office:value="10789"/>
          </table:table-row>
          <table:table-row>
            <table:table-cell office:value-type="string">
              <text:p>Nov</text:p>
            </table:table-cell>
            <table:table-cell office:value-type="float" office:value="10123"/>
            <table:table-cell office:value-type="float" office:value="11123"/>
          </table:table-row>
          <table:table-row>
            <table:table-cell office:value-type="string">
              <text:p>Dec</text:p>
            </table:table-cell>
            <table:table-cell office:value-type="float" office:value="15121"/>
            <table:table-cell office:value-type="float" office:value="1212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389in" svg:stroke-color="#888888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stacked="false" chart:percentage="false" chart:include-hidden-cells="false" chart:treat-empty-cells="ignor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8888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2778in" svg:stroke-color="#c0504d" svg:stroke-opacity="100%" draw:stroke-linejoin="round" svg:stroke-linecap="butt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2778in" svg:stroke-color="#4f81bd" svg:stroke-opacity="100%" draw:stroke-linejoin="round" svg:stroke-linecap="butt"/>
    </style:style>
  </office:automatic-styles>
  <office:body>
    <office:chart>
      <chart:chart chart:class="chart:line" svg:height="288.0pt" svg:width="576.0pt" chart:style-name="Crt0">
        <chart:plot-area svg:x="0.0pt" svg:y="0.0pt" svg:width="560.0pt" svg:height="278.0pt"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ctual Sales</text:p>
              </table:table-cell>
              <table:table-cell office:value-type="string">
                <text:p>Projected Sales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1500"/>
            <table:table-cell office:value-type="float" office:value="1000"/>
          </table:table-row>
          <table:table-row>
            <table:table-cell office:value-type="string">
              <text:p>Feb</text:p>
            </table:table-cell>
            <table:table-cell office:value-type="float" office:value="4600"/>
            <table:table-cell office:value-type="float" office:value="2600"/>
          </table:table-row>
          <table:table-row>
            <table:table-cell office:value-type="string">
              <text:p>Mar</text:p>
            </table:table-cell>
            <table:table-cell office:value-type="float" office:value="5156"/>
            <table:table-cell office:value-type="float" office:value="3456"/>
          </table:table-row>
          <table:table-row>
            <table:table-cell office:value-type="string">
              <text:p>Apr</text:p>
            </table:table-cell>
            <table:table-cell office:value-type="float" office:value="3167"/>
            <table:table-cell office:value-type="float" office:value="4567"/>
          </table:table-row>
          <table:table-row>
            <table:table-cell office:value-type="string">
              <text:p>May</text:p>
            </table:table-cell>
            <table:table-cell office:value-type="float" office:value="8510"/>
            <table:table-cell office:value-type="float" office:value="5010"/>
          </table:table-row>
          <table:table-row>
            <table:table-cell office:value-type="string">
              <text:p>Jun</text:p>
            </table:table-cell>
            <table:table-cell office:value-type="float" office:value="8009"/>
            <table:table-cell office:value-type="float" office:value="6009"/>
          </table:table-row>
          <table:table-row>
            <table:table-cell office:value-type="string">
              <text:p>Jul</text:p>
            </table:table-cell>
            <table:table-cell office:value-type="float" office:value="6006"/>
            <table:table-cell office:value-type="float" office:value="7006"/>
          </table:table-row>
          <table:table-row>
            <table:table-cell office:value-type="string">
              <text:p>Aug</text:p>
            </table:table-cell>
            <table:table-cell office:value-type="float" office:value="7855"/>
            <table:table-cell office:value-type="float" office:value="8855"/>
          </table:table-row>
          <table:table-row>
            <table:table-cell office:value-type="string">
              <text:p>Sep</text:p>
            </table:table-cell>
            <table:table-cell office:value-type="float" office:value="12102"/>
            <table:table-cell office:value-type="float" office:value="9102"/>
          </table:table-row>
          <table:table-row>
            <table:table-cell office:value-type="string">
              <text:p>Oct</text:p>
            </table:table-cell>
            <table:table-cell office:value-type="float" office:value="12789"/>
            <table:table-cell office:value-type="float" office:value="10789"/>
          </table:table-row>
          <table:table-row>
            <table:table-cell office:value-type="string">
              <text:p>Nov</text:p>
            </table:table-cell>
            <table:table-cell office:value-type="float" office:value="10123"/>
            <table:table-cell office:value-type="float" office:value="11123"/>
          </table:table-row>
          <table:table-row>
            <table:table-cell office:value-type="string">
              <text:p>Dec</text:p>
            </table:table-cell>
            <table:table-cell office:value-type="float" office:value="15121"/>
            <table:table-cell office:value-type="float" office:value="1212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